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4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fill-color="#e6e64c"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7da647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cccc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cccc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solid" draw:fill-color="#cccc00" draw:fill-hatch-solid="false" draw:opacity="30%" draw:textarea-horizontal-align="left" draw:auto-grow-height="true" draw:auto-grow-width="false" fo:min-height="1.862cm" fo:min-width="2.149cm" draw:shadow-opacity="30%"/>
    </style:style>
    <style:style style:name="gr12" style:family="graphic" style:parent-style-name="standard">
      <style:graphic-properties draw:stroke="none" svg:stroke-color="#000000" draw:fill="solid" draw:fill-color="#94bd5e" draw:opacity="30%" draw:textarea-horizontal-align="left" draw:auto-grow-height="true" draw:auto-grow-width="false" fo:min-height="1.862cm" fo:min-width="2.149cm" draw:shadow-opacity="30%"/>
    </style:style>
    <style:style style:name="gr1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6" draw:id="id6" draw:layer="layout" svg:width="3cm" svg:height="2.5cm" svg:x="12.8cm" svg:y="17cm">
          <text:p text:style-name="P1">Compute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3cm" svg:height="2.5cm" svg:x="5cm" svg:y="7cm">
          <text:p text:style-name="P1">Head</text:p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cm" svg:height="2.5cm" svg:x="12.8cm" svg:y="14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cm" svg:height="2.5cm" svg:x="12.8cm" svg:y="11cm">
          <text:p text:style-name="P1">Comput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xml:id="id11" draw:id="id11" draw:layer="layout" svg:x1="1.5cm" svg:y1="4.8cm" svg:x2="8cm" svg:y2="4.8cm">
          <text:p/>
        </draw:line>
        <draw:frame draw:style-name="gr4" draw:layer="layout" svg:width="3.647cm" svg:height="1.038cm" svg:x="2.9cm" svg:y="3.727cm">
          <draw:text-box>
            <text:p>Public LAN</text:p>
          </draw:text-box>
        </draw:frame>
        <draw:custom-shape draw:style-name="gr5" draw:text-style-name="P1" xml:id="id3" draw:id="id3" draw:layer="layout" svg:width="3cm" svg:height="2.5cm" svg:x="12.8cm" svg:y="5cm">
          <text:p text:style-name="P1">Storage</text:p>
          <text:p text:style-name="P1">N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" draw:id="id2" draw:layer="layout" svg:width="3cm" svg:height="2.5cm" svg:x="3.3cm" svg:y="11cm">
          <text:p text:style-name="P1">Ethernet</text:p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3cm" svg:height="2.5cm" svg:x="21.5cm" svg:y="11cm">
          <text:p text:style-name="P1">Infiniband</text:p>
          <text:p text:style-name="P1">Swit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3cm" svg:height="2.5cm" svg:x="12.8cm" svg:y="8cm">
          <text:p text:style-name="P1">Storage</text:p>
          <text:p text:style-name="P1">Node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2.8cm" svg:y1="12.25cm" svg:x2="6.3cm" svg:y2="12.25cm" draw:start-shape="id1" draw:start-glue-point="3" draw:end-shape="id2" draw:end-glue-point="1" svg:d="m12800 12250h-6500" svg:viewBox="0 0 6501 1">
          <text:p/>
        </draw:connector>
        <draw:connector draw:style-name="gr8" draw:text-style-name="P1" draw:layer="layout" draw:line-skew="-0.1cm" svg:x1="6.3cm" svg:y1="12.25cm" svg:x2="12.8cm" svg:y2="6.25cm" draw:start-shape="id2" draw:start-glue-point="1" draw:end-shape="id3" draw:end-glue-point="3" svg:d="m6300 12250h3150v-6000h3350" svg:viewBox="0 0 6501 6001">
          <text:p/>
        </draw:connector>
        <draw:connector draw:style-name="gr8" draw:text-style-name="P1" draw:layer="layout" draw:line-skew="-0.1cm" svg:x1="6.3cm" svg:y1="12.25cm" svg:x2="12.8cm" svg:y2="9.25cm" draw:start-shape="id2" draw:start-glue-point="1" draw:end-shape="id4" draw:end-glue-point="3" svg:d="m6300 12250h3150v-3000h3350" svg:viewBox="0 0 6501 3001">
          <text:p/>
        </draw:connector>
        <draw:connector draw:style-name="gr8" draw:text-style-name="P1" draw:layer="layout" draw:line-skew="-0.1cm" svg:x1="12.8cm" svg:y1="15.25cm" svg:x2="6.3cm" svg:y2="12.25cm" draw:start-shape="id5" draw:end-shape="id2" draw:end-glue-point="1" svg:d="m12800 15250h-3350v-3000h-3150" svg:viewBox="0 0 6501 3001">
          <text:p/>
        </draw:connector>
        <draw:connector draw:style-name="gr8" draw:text-style-name="P1" draw:layer="layout" draw:line-skew="-0.1cm" svg:x1="12.8cm" svg:y1="18.25cm" svg:x2="6.3cm" svg:y2="12.25cm" draw:start-shape="id6" draw:end-shape="id2" draw:end-glue-point="1" svg:d="m12800 18250h-3350v-6000h-3150" svg:viewBox="0 0 6501 6001">
          <text:p/>
        </draw:connector>
        <draw:connector draw:style-name="gr9" draw:text-style-name="P1" draw:layer="layout" svg:x1="21.5cm" svg:y1="12.25cm" svg:x2="15.8cm" svg:y2="12.25cm" draw:start-shape="id7" draw:start-glue-point="3" draw:end-shape="id1" draw:end-glue-point="1" svg:d="m21500 12250h-5700" svg:viewBox="0 0 5701 1">
          <text:p/>
        </draw:connector>
        <draw:connector draw:style-name="gr9" draw:text-style-name="P1" draw:layer="layout" svg:x1="21.475cm" svg:y1="12.225cm" svg:x2="15.8cm" svg:y2="6.25cm" draw:end-shape="id3" draw:end-glue-point="1" svg:d="m21475 12225h-2587v-5975h-3088" svg:viewBox="0 0 5676 5976">
          <text:p/>
        </draw:connector>
        <draw:connector draw:style-name="gr10" draw:text-style-name="P1" draw:layer="layout" draw:type="line" svg:x1="23cm" svg:y1="11cm" svg:x2="23cm" svg:y2="4.5cm" draw:start-shape="id7" draw:start-glue-point="0" draw:end-shape="id8" draw:end-glue-point="1" svg:d="m23000 11000v-6500" svg:viewBox="0 0 1 6501">
          <text:p/>
        </draw:connector>
        <draw:line draw:style-name="gr10" draw:text-style-name="P1" xml:id="id8" draw:id="id8" draw:layer="layout" svg:x1="9cm" svg:y1="4.5cm" svg:x2="23cm" svg:y2="4.5cm">
          <text:p/>
        </draw:line>
        <draw:connector draw:style-name="gr9" draw:text-style-name="P1" draw:layer="layout" svg:x1="9cm" svg:y1="4.5cm" svg:x2="8cm" svg:y2="8.25cm" draw:start-shape="id8" draw:start-glue-point="3" draw:end-shape="id9" draw:end-glue-point="1" svg:d="m9000 4500v3750h-1000" svg:viewBox="0 0 1001 3751">
          <text:p/>
        </draw:connector>
        <draw:connector draw:style-name="gr9" draw:text-style-name="P1" draw:layer="layout" svg:x1="21.451cm" svg:y1="12.201cm" svg:x2="15.8cm" svg:y2="6.25cm" draw:end-shape="id3" draw:end-glue-point="1" svg:d="m21451 12201h-2575v-5951h-3076" svg:viewBox="0 0 5652 5952">
          <text:p/>
        </draw:connector>
        <draw:connector draw:style-name="gr9" draw:text-style-name="P1" draw:layer="layout" svg:x1="21.451cm" svg:y1="12.201cm" svg:x2="15.8cm" svg:y2="9.25cm" draw:end-shape="id4" draw:end-glue-point="1" svg:d="m21451 12201h-2575v-2951h-3076" svg:viewBox="0 0 5652 2952">
          <text:p/>
        </draw:connector>
        <draw:connector draw:style-name="gr9" draw:text-style-name="P1" draw:layer="layout" svg:x1="21.427cm" svg:y1="12.177cm" svg:x2="15.8cm" svg:y2="15.25cm" draw:end-shape="id5" draw:end-glue-point="1" svg:d="m21427 12177h-2563v3073h-3064" svg:viewBox="0 0 5628 3074">
          <text:p/>
        </draw:connector>
        <draw:connector draw:style-name="gr9" draw:text-style-name="P1" draw:layer="layout" svg:x1="21.403cm" svg:y1="12.153cm" svg:x2="15.8cm" svg:y2="18.25cm" draw:end-shape="id6" draw:end-glue-point="1" svg:d="m21403 12153h-2551v6097h-3052" svg:viewBox="0 0 5604 6098">
          <text:p/>
        </draw:connector>
        <draw:frame draw:style-name="gr11" draw:text-style-name="P1" draw:layer="layout" svg:width="3.249cm" svg:height="2.612cm" svg:x="17.3cm" svg:y="10.7cm">
          <draw:text-box>
            <text:p text:style-name="P1">Compute,</text:p>
            <text:p text:style-name="P1">File I/O</text:p>
            <text:p text:style-name="P1">traffic</text:p>
          </draw:text-box>
        </draw:frame>
        <draw:frame draw:style-name="gr12" draw:text-style-name="P1" draw:layer="layout" svg:width="3.5cm" svg:height="2.612cm" svg:x="7.7cm" svg:y="10.7cm">
          <draw:text-box>
            <text:p text:style-name="P1">Admin,</text:p>
            <text:p text:style-name="P1">Monitoring</text:p>
            <text:p text:style-name="P1">traffic</text:p>
          </draw:text-box>
        </draw:frame>
        <draw:custom-shape draw:style-name="gr2" draw:text-style-name="P1" xml:id="id12" draw:id="id12" draw:layer="layout" svg:width="3cm" svg:height="2.5cm" svg:x="1.5cm" svg:y="7cm">
          <text:p text:style-name="P1">FrontEnd</text:p>
          <text:p text:style-name="P1">Node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23cm" svg:y1="13.5cm" svg:x2="23cm" svg:y2="19.8cm" draw:start-shape="id7" draw:start-glue-point="2" draw:end-shape="id10" draw:end-glue-point="1" svg:d="m23000 13500v6300" svg:viewBox="0 0 1 6301">
          <text:p/>
        </draw:connector>
        <draw:line draw:style-name="gr10" draw:text-style-name="P1" xml:id="id10" draw:id="id10" draw:layer="layout" svg:x1="3cm" svg:y1="19.8cm" svg:x2="23cm" svg:y2="19.8cm">
          <text:p/>
        </draw:line>
        <draw:connector draw:style-name="gr13" draw:text-style-name="P1" draw:layer="layout" svg:x1="4.75cm" svg:y1="4.8cm" svg:x2="3cm" svg:y2="7cm" draw:start-shape="id11" draw:start-glue-point="0" draw:end-shape="id12" draw:end-glue-point="0" svg:d="m4750 4800v1125h-1750v1075" svg:viewBox="0 0 1751 2201">
          <text:p/>
        </draw:connector>
        <draw:connector draw:style-name="gr13" draw:text-style-name="P1" draw:layer="layout" svg:x1="4.75cm" svg:y1="4.8cm" svg:x2="6.5cm" svg:y2="7cm" draw:start-shape="id11" draw:start-glue-point="0" draw:end-shape="id9" draw:end-glue-point="0" svg:d="m4750 4800v1125h1750v1075" svg:viewBox="0 0 1751 2201">
          <text:p/>
        </draw:connector>
        <draw:connector draw:style-name="gr8" draw:text-style-name="P1" draw:layer="layout" svg:x1="4.8cm" svg:y1="11cm" svg:x2="3cm" svg:y2="9.5cm" draw:start-shape="id2" draw:start-glue-point="0" draw:end-shape="id12" draw:end-glue-point="2" svg:d="m4800 11000v-750h-1800v-750" svg:viewBox="0 0 1801 1501">
          <text:p/>
        </draw:connector>
        <draw:connector draw:style-name="gr8" draw:text-style-name="P1" draw:layer="layout" svg:x1="4.8cm" svg:y1="11cm" svg:x2="6.5cm" svg:y2="9.5cm" draw:start-shape="id2" draw:start-glue-point="0" draw:end-shape="id9" draw:end-glue-point="2" svg:d="m4800 11000v-750h1700v-750" svg:viewBox="0 0 1701 1501">
          <text:p/>
        </draw:connector>
        <draw:connector draw:style-name="gr9" draw:text-style-name="P1" draw:layer="layout" draw:line-skew="0.001cm" svg:x1="3cm" svg:y1="19.8cm" svg:x2="1.5cm" svg:y2="8.25cm" draw:start-shape="id10" draw:start-glue-point="3" draw:end-shape="id12" draw:end-glue-point="3" svg:d="m3000 19800h-2000v-11550h500" svg:viewBox="0 0 2001 1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13:46:39</meta:creation-date>
    <dc:date>2013-04-10T12:27:44</dc:date>
    <meta:editing-duration>P1DT16H2M18S</meta:editing-duration>
    <meta:editing-cycles>11</meta:editing-cycles>
    <meta:generator>LibreOffice/3.5$Linux_X86_64 LibreOffice_project/350m1$Build-2</meta:generator>
    <meta:document-statistic meta:object-count="34"/>
  </office:meta>
</office:document-meta>
</file>